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6271in" table:align="left"/>
    </style:style>
    <style:style style:name="Table1.A" style:family="table-column">
      <style:table-column-properties style:column-width="2.2722in"/>
    </style:style>
    <style:style style:name="Table1.B" style:family="table-column">
      <style:table-column-properties style:column-width="1.35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0979in" table:align="left"/>
    </style:style>
    <style:style style:name="Table2.A" style:family="table-column">
      <style:table-column-properties style:column-width="1.9069in"/>
    </style:style>
    <style:style style:name="Table2.B" style:family="table-column">
      <style:table-column-properties style:column-width="4.19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font-size="6pt" style:font-size-asian="5.25pt" style:font-size-complex="6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1">
      <style:text-properties fo:font-size="6pt" style:font-size-asian="5.25pt" style:font-size-complex="6pt"/>
    </style:style>
    <style:style style:name="P5" style:family="paragraph" style:parent-style-name="Heading_20_2"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Text_20_body" style:list-style-name="L11">
      <style:text-properties fo:font-size="6pt" style:font-size-asian="5.25pt" style:font-size-complex="6pt"/>
    </style:style>
    <style:style style:name="P17" style:family="paragraph" style:parent-style-name="Text_20_body" style:list-style-name="L12">
      <style:text-properties fo:font-size="6pt" style:font-size-asian="5.25pt" style:font-size-complex="6pt"/>
    </style:style>
    <style:style style:name="P18" style:family="paragraph" style:parent-style-name="Text_20_body" style:list-style-name="L13">
      <style:text-properties fo:font-size="6pt" style:font-size-asian="5.25pt" style:font-size-complex="6pt"/>
    </style:style>
    <style:style style:name="P19" style:family="paragraph" style:parent-style-name="Quotations">
      <style:text-properties fo:font-size="6pt" style:font-size-asian="5.25pt" style:font-size-complex="6pt"/>
    </style:style>
    <style:style style:name="P20" style:family="paragraph" style:parent-style-name="Text_20_body" style:list-style-name="L14">
      <style:text-properties fo:font-size="6pt" style:font-size-asian="5.25pt" style:font-size-complex="6pt"/>
    </style:style>
    <style:style style:name="P21" style:family="paragraph" style:parent-style-name="Text_20_body" style:list-style-name="L15">
      <style:text-properties fo:font-size="6pt" style:font-size-asian="5.25pt" style:font-size-complex="6pt"/>
    </style:style>
    <style:style style:name="P22" style:family="paragraph" style:parent-style-name="Text_20_body" style:list-style-name="L16">
      <style:text-properties fo:font-size="6pt" style:font-size-asian="5.25pt" style:font-size-complex="6pt"/>
    </style:style>
    <style:style style:name="P23" style:family="paragraph" style:parent-style-name="Text_20_body" style:list-style-name="L17">
      <style:text-properties fo:font-size="6pt" style:font-size-asian="5.25pt" style:font-size-complex="6pt"/>
    </style:style>
    <style:style style:name="P24" style:family="paragraph" style:parent-style-name="Text_20_body" style:list-style-name="L18">
      <style:text-properties fo:font-size="6pt" style:font-size-asian="5.25pt" style:font-size-complex="6pt"/>
    </style:style>
    <style:style style:name="P25" style:family="paragraph" style:parent-style-name="Text_20_body" style:list-style-name="L19">
      <style:text-properties fo:font-size="6pt" style:font-size-asian="5.25pt" style:font-size-complex="6pt"/>
    </style:style>
    <style:style style:name="P26" style:family="paragraph" style:parent-style-name="Text_20_body" style:list-style-name="L20">
      <style:text-properties fo:font-size="6pt" style:font-size-asian="5.25pt" style:font-size-complex="6pt"/>
    </style:style>
    <style:style style:name="P27" style:family="paragraph" style:parent-style-name="Text_20_body" style:list-style-name="L21">
      <style:text-properties fo:font-size="6pt" style:font-size-asian="5.25pt" style:font-size-complex="6pt"/>
    </style:style>
    <style:style style:name="P28" style:family="paragraph" style:parent-style-name="Heading_20_1" style:list-style-name="L22">
      <style:text-properties fo:font-size="6pt" style:font-size-asian="5.25pt" style:font-size-complex="6pt"/>
    </style:style>
    <style:style style:name="P29" style:family="paragraph" style:parent-style-name="Text_20_body" style:list-style-name="L22">
      <style:text-properties fo:font-size="6pt" style:font-size-asian="5.25pt" style:font-size-complex="6pt"/>
    </style:style>
    <style:style style:name="P30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✅ <text:span text:style-name="Strong_20_Emphasis">Document #7 — Business Plan</text:span></text:h>
      <text:p text:style-name="P2"><text:span text:style-name="Strong_20_Emphasis">Continue where we stopped → PART 5: Go-To-Market Strategy (GTM)</text:span><text:line-break/>Option C (robotic appliance + humanoid embodiment)</text:p>
      <text:p text:style-name="P2">Here is the full, complete, polished <text:span text:style-name="Strong_20_Emphasis">PART 5</text:span>:</text:p>
      <text:p text:style-name="P3"/>
      <text:h text:style-name="P4" text:outline-level="1"><text:span text:style-name="Strong_20_Emphasis">📘 DOCUMENT #7 — BUSINESS PLAN — PART 5</text:span></text:h>
      <text:h text:style-name="P5" text:outline-level="2"><text:span text:style-name="Strong_20_Emphasis">GO-TO-MARKET (GTM) STRATEGY</text:span></text:h>
      <text:p text:style-name="P2"><text:span text:style-name="Emphasis">RoboChef — Automated Humanoid Meal Preparation System with Encrypted Ingredient Authorization</text:span><text:line-break/>Author: <text:span text:style-name="Strong_20_Emphasis">Meir Niv</text:span></text:p>
      <text:p text:style-name="P3"/>
      <text:h text:style-name="P4" text:outline-level="1"><text:span text:style-name="Strong_20_Emphasis">5. GO-TO-MARKET (GTM) STRATEGY</text:span></text:h>
      <text:p text:style-name="P2">RoboChef’s GTM approach leverages three synchronized pillars:</text:p>
      <text:p text:style-name="P3"/>
      <text:h text:style-name="P5" text:outline-level="2"><text:span text:style-name="Strong_20_Emphasis">5.1 Market Entry Phases</text:span></text:h>
      <text:p text:style-name="P2">RoboChef launches in <text:span text:style-name="Strong_20_Emphasis">three controlled phases</text:span>, reducing risk and accelerating adoption.</text:p>
      <text:h text:style-name="P1" text:outline-level="3"><text:span text:style-name="Strong_20_Emphasis">PHASE 1 — Premium Early Adopters (High Margin)</text:span></text:h>
      <text:p text:style-name="P2">Target:</text:p>
      <text:list text:style-name="L1">
        <text:list-item>
          <text:p text:style-name="P6">Tech enthusiasts</text:p>
        </text:list-item>
        <text:list-item>
          <text:p text:style-name="P6">High-income families</text:p>
        </text:list-item>
        <text:list-item>
          <text:p text:style-name="P6">Smart-home adopters</text:p>
        </text:list-item>
        <text:list-item>
          <text:p text:style-name="P6">Early luxury kitchen buyers</text:p>
        </text:list-item>
        <text:list-item>
          <text:p text:style-name="P6">Professional chefs &amp; food influencers</text:p>
        </text:list-item>
      </text:list>
      <text:p text:style-name="P2">Goal:</text:p>
      <text:list text:style-name="L2">
        <text:list-item>
          <text:p text:style-name="P7">Establish prestige brand</text:p>
        </text:list-item>
        <text:list-item>
          <text:p text:style-name="P7">Collect high-value performance data</text:p>
        </text:list-item>
        <text:list-item>
          <text:p text:style-name="P7">Build recipe library</text:p>
        </text:list-item>
        <text:list-item>
          <text:p text:style-name="P7">Validate ingredient capsule vendors</text:p>
        </text:list-item>
      </text:list>
      <text:p text:style-name="P2">Offerings:</text:p>
      <text:list text:style-name="L3">
        <text:list-item>
          <text:p text:style-name="P8"><text:span text:style-name="Strong_20_Emphasis">RoboChef Personal</text:span></text:p>
        </text:list-item>
        <text:list-item>
          <text:p text:style-name="P8"><text:span text:style-name="Strong_20_Emphasis">RoboChef Family</text:span></text:p>
        </text:list-item>
        <text:list-item>
          <text:p text:style-name="P8">Subscription plans for capsules + AEC</text:p>
        </text:list-item>
      </text:list>
      <text:p text:style-name="P2">Pricing:</text:p>
      <text:list text:style-name="L4">
        <text:list-item>
          <text:p text:style-name="P9">$5,000 – $25,000 per unit</text:p>
        </text:list-item>
        <text:list-item>
          <text:p text:style-name="P9">Capsule subscription: $99–$399 monthly</text:p>
        </text:list-item>
      </text:list>
      <text:p text:style-name="P3"/>
      <text:h text:style-name="P1" text:outline-level="3"><text:span text:style-name="Strong_20_Emphasis">PHASE 2 — Restaurant &amp; Commercial Kitchens</text:span></text:h>
      <text:p text:style-name="P2">Target:</text:p>
      <text:list text:style-name="L5">
        <text:list-item>
          <text:p text:style-name="P10">Small restaurants</text:p>
        </text:list-item>
        <text:list-item>
          <text:p text:style-name="P10">Hotel room-service operators</text:p>
        </text:list-item>
        <text:list-item>
          <text:p text:style-name="P10">Corporate cafeterias</text:p>
        </text:list-item>
        <text:list-item>
          <text:p text:style-name="P10">Hospitals</text:p>
        </text:list-item>
        <text:list-item>
          <text:p text:style-name="P10"><text:soft-page-break/>Cruise ships</text:p>
        </text:list-item>
        <text:list-item>
          <text:p text:style-name="P10">Military bases</text:p>
        </text:list-item>
      </text:list>
      <text:p text:style-name="P2">What they gain:</text:p>
      <text:list text:style-name="L6">
        <text:list-item>
          <text:p text:style-name="P11">Lower labor cost</text:p>
        </text:list-item>
        <text:list-item>
          <text:p text:style-name="P11">24/7 consistent cooking</text:p>
        </text:list-item>
        <text:list-item>
          <text:p text:style-name="P11">Zero food waste</text:p>
        </text:list-item>
        <text:list-item>
          <text:p text:style-name="P11">Menu standardization</text:p>
        </text:list-item>
        <text:list-item>
          <text:p text:style-name="P11">Faster delivery &amp; service</text:p>
        </text:list-item>
      </text:list>
      <text:p text:style-name="P2">Offerings:</text:p>
      <text:list text:style-name="L7">
        <text:list-item>
          <text:p text:style-name="P12"><text:span text:style-name="Strong_20_Emphasis">RoboChef Restaurant Unit</text:span></text:p>
        </text:list-item>
        <text:list-item>
          <text:p text:style-name="P12">Multi-meal line (parallel cooking)</text:p>
        </text:list-item>
        <text:list-item>
          <text:p text:style-name="P12">API for POS integration (ordering → cooking → serving)</text:p>
        </text:list-item>
      </text:list>
      <text:p text:style-name="P2">Pricing:</text:p>
      <text:list text:style-name="L8">
        <text:list-item>
          <text:p text:style-name="P13">$80,000 – $180,000 per unit</text:p>
        </text:list-item>
        <text:list-item>
          <text:p text:style-name="P13">AEC bulk licensing to food vendors</text:p>
        </text:list-item>
      </text:list>
      <text:p text:style-name="P3"/>
      <text:h text:style-name="P1" text:outline-level="3"><text:span text:style-name="Strong_20_Emphasis">PHASE 3 — Mass Consumer Market</text:span></text:h>
      <text:p text:style-name="P2">This begins once manufacturing cost drops dramatically.</text:p>
      <text:p text:style-name="P2">Target:</text:p>
      <text:list text:style-name="L9">
        <text:list-item>
          <text:p text:style-name="P14">Everyday families</text:p>
        </text:list-item>
        <text:list-item>
          <text:p text:style-name="P14">Students</text:p>
        </text:list-item>
        <text:list-item>
          <text:p text:style-name="P14">Seniors who cannot cook</text:p>
        </text:list-item>
        <text:list-item>
          <text:p text:style-name="P14">Assisted living communities</text:p>
        </text:list-item>
      </text:list>
      <text:p text:style-name="P2">Offerings:</text:p>
      <text:list text:style-name="L10">
        <text:list-item>
          <text:p text:style-name="P15">A compact “RoboChef Mini”</text:p>
        </text:list-item>
        <text:list-item>
          <text:p text:style-name="P15">Low-cost entry version (humanoid arms optional)</text:p>
        </text:list-item>
      </text:list>
      <text:p text:style-name="P2">Pricing:</text:p>
      <text:list text:style-name="L11">
        <text:list-item>
          <text:p text:style-name="P16">$899 – $2,499</text:p>
        </text:list-item>
        <text:list-item>
          <text:p text:style-name="P16">Capsule marketplace (open to certified vendors)</text:p>
        </text:list-item>
      </text:list>
      <text:p text:style-name="P2">Goal:</text:p>
      <text:list text:style-name="L12">
        <text:list-item>
          <text:p text:style-name="P17">1M+ units globally</text:p>
        </text:list-item>
        <text:list-item>
          <text:p text:style-name="P17">AEC licensing becomes a dominant revenue stream</text:p>
        </text:list-item>
      </text:list>
      <text:p text:style-name="P3"/>
      <text:h text:style-name="P4" text:outline-level="1"><text:span text:style-name="Strong_20_Emphasis">5.2 Branding &amp; Positioning</text:span></text:h>
      <text:h text:style-name="P1" text:outline-level="3"><text:span text:style-name="Strong_20_Emphasis">Brand Identity</text:span></text:h>
      <text:p text:style-name="P2">RoboChef is positioned as:</text:p>
      <text:list text:style-name="L13">
        <text:list-item>
          <text:p text:style-name="P18"><text:span text:style-name="Strong_20_Emphasis">A Smart Humanoid Chef</text:span></text:p>
        </text:list-item>
        <text:list-item>
          <text:p text:style-name="P18"><text:span text:style-name="Strong_20_Emphasis">A perfect cook every time</text:span></text:p>
        </text:list-item>
        <text:list-item>
          <text:p text:style-name="P18"><text:span text:style-name="Strong_20_Emphasis">Safe, predictable, delicious meals</text:span></text:p>
        </text:list-item>
        <text:list-item>
          <text:p text:style-name="P18"><text:span text:style-name="Strong_20_Emphasis">A lifestyle upgrade</text:span></text:p>
        </text:list-item>
      </text:list>
      <text:p text:style-name="P2">USP statement:</text:p>
      <text:p text:style-name="P19">“A chef for every home.<text:line-break/>A cuisine for every taste.<text:line-break/>Perfect meals, every time — no human error.”</text:p>
      <text:h text:style-name="P1" text:outline-level="3"><text:soft-page-break/><text:span text:style-name="Strong_20_Emphasis">Consumer Promise</text:span></text:h>
      <text:list text:style-name="L14">
        <text:list-item>
          <text:p text:style-name="P20">Never burn food</text:p>
        </text:list-item>
        <text:list-item>
          <text:p text:style-name="P20">Never undercook</text:p>
        </text:list-item>
        <text:list-item>
          <text:p text:style-name="P20">Always consistent</text:p>
        </text:list-item>
        <text:list-item>
          <text:p text:style-name="P20">Always hygienic</text:p>
        </text:list-item>
        <text:list-item>
          <text:p text:style-name="P20">Automated clean-up (Phase 2+)</text:p>
        </text:list-item>
      </text:list>
      <text:p text:style-name="P3"/>
      <text:h text:style-name="P4" text:outline-level="1"><text:span text:style-name="Strong_20_Emphasis">5.3 Pricing Strategy</text:span></text:h>
      <text:h text:style-name="P1" text:outline-level="3">Hardware Revenu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oduct</text:p>
            </table:table-cell>
            <table:table-cell table:style-name="Table1.A1" office:value-type="string">
              <text:p text:style-name="Table_20_Heading">Price Range</text:p>
            </table:table-cell>
          </table:table-row>
        </table:table-header-rows>
        <table:table-row>
          <table:table-cell table:style-name="Table1.A1" office:value-type="string">
            <text:p text:style-name="Table_20_Contents">RoboChef Personal</text:p>
          </table:table-cell>
          <table:table-cell table:style-name="Table1.A1" office:value-type="string">
            <text:p text:style-name="Table_20_Contents">$5,000–$10,000</text:p>
          </table:table-cell>
        </table:table-row>
        <table:table-row>
          <table:table-cell table:style-name="Table1.A1" office:value-type="string">
            <text:p text:style-name="Table_20_Contents">RoboChef Family</text:p>
          </table:table-cell>
          <table:table-cell table:style-name="Table1.A1" office:value-type="string">
            <text:p text:style-name="Table_20_Contents">$12,000–$25,000</text:p>
          </table:table-cell>
        </table:table-row>
        <table:table-row>
          <table:table-cell table:style-name="Table1.A1" office:value-type="string">
            <text:p text:style-name="Table_20_Contents">RoboChef Restaurant</text:p>
          </table:table-cell>
          <table:table-cell table:style-name="Table1.A1" office:value-type="string">
            <text:p text:style-name="Table_20_Contents">$80,000–$180,000</text:p>
          </table:table-cell>
        </table:table-row>
        <table:table-row>
          <table:table-cell table:style-name="Table1.A1" office:value-type="string">
            <text:p text:style-name="Table_20_Contents">RoboChef Humanoid (full body)</text:p>
          </table:table-cell>
          <table:table-cell table:style-name="Table1.A1" office:value-type="string">
            <text:p text:style-name="Table_20_Contents">$35,000–$60,000</text:p>
          </table:table-cell>
        </table:table-row>
      </table:table>
      <text:h text:style-name="P1" text:outline-level="3">Subscription Revenue</text:h>
      <text:list text:style-name="L15">
        <text:list-item>
          <text:p text:style-name="P21">Capsule subscription (monthly)</text:p>
        </text:list-item>
        <text:list-item>
          <text:p text:style-name="P21">AI “Meal Brain” subscription</text:p>
        </text:list-item>
        <text:list-item>
          <text:p text:style-name="P21">Recipe library subscription</text:p>
        </text:list-item>
        <text:list-item>
          <text:p text:style-name="P21">Premium chef recipes</text:p>
        </text:list-item>
        <text:list-item>
          <text:p text:style-name="P21">AEC licensing to vendors</text:p>
        </text:list-item>
      </text:list>
      <text:h text:style-name="P1" text:outline-level="3">AEC Licensing (Most Important)</text:h>
      <text:p text:style-name="P2">AEC = Daily, rotating encrypted code.<text:line-break/>Every vendor must license the code.</text:p>
      <text:p text:style-name="P2">Projected:</text:p>
      <text:list text:style-name="L16">
        <text:list-item>
          <text:p text:style-name="P22"><text:span text:style-name="Strong_20_Emphasis">$0.10–$0.50 per capsule</text:span></text:p>
        </text:list-item>
        <text:list-item>
          <text:p text:style-name="P22">For restaurants: bulk pricing ($0.02–$0.05 each)</text:p>
        </text:list-item>
      </text:list>
      <text:p text:style-name="P3"/>
      <text:h text:style-name="P4" text:outline-level="1"><text:span text:style-name="Strong_20_Emphasis">5.4 Sales Strategy</text:span></text:h>
      <text:h text:style-name="P1" text:outline-level="3"><text:span text:style-name="Strong_20_Emphasis">Direct Sales</text:span></text:h>
      <text:list text:style-name="L17">
        <text:list-item>
          <text:p text:style-name="P23">Website with configurator</text:p>
        </text:list-item>
        <text:list-item>
          <text:p text:style-name="P23">Live demos</text:p>
        </text:list-item>
        <text:list-item>
          <text:p text:style-name="P23">Online subscription management</text:p>
        </text:list-item>
        <text:list-item>
          <text:p text:style-name="P23">Pre-order/financing options</text:p>
        </text:list-item>
      </text:list>
      <text:h text:style-name="P1" text:outline-level="3"><text:span text:style-name="Strong_20_Emphasis">Retail Partners</text:span></text:h>
      <text:list text:style-name="L18">
        <text:list-item>
          <text:p text:style-name="P24">BestBuy</text:p>
        </text:list-item>
        <text:list-item>
          <text:p text:style-name="P24">Costco</text:p>
        </text:list-item>
        <text:list-item>
          <text:p text:style-name="P24">Amazon Robotics Store (future)</text:p>
        </text:list-item>
        <text:list-item>
          <text:p text:style-name="P24">High-end kitchen appliance distributors</text:p>
        </text:list-item>
      </text:list>
      <text:h text:style-name="P1" text:outline-level="3"><text:span text:style-name="Strong_20_Emphasis">Enterprise Sales</text:span></text:h>
      <text:list text:style-name="L19">
        <text:list-item>
          <text:p text:style-name="P25">Dedicated B2B sales team for:</text:p>
          <text:list>
            <text:list-item>
              <text:p text:style-name="P25">hotels</text:p>
            </text:list-item>
            <text:list-item>
              <text:p text:style-name="P25"><text:soft-page-break/>restaurants</text:p>
            </text:list-item>
            <text:list-item>
              <text:p text:style-name="P25">cruise lines</text:p>
            </text:list-item>
            <text:list-item>
              <text:p text:style-name="P25">hospitals</text:p>
            </text:list-item>
            <text:list-item>
              <text:p text:style-name="P25">campuses</text:p>
            </text:list-item>
          </text:list>
        </text:list-item>
      </text:list>
      <text:p text:style-name="P3"/>
      <text:h text:style-name="P4" text:outline-level="1"><text:span text:style-name="Strong_20_Emphasis">5.5 Adoption Accelerators</text:span></text:h>
      <text:h text:style-name="P1" text:outline-level="3">Partnership Ecosystem:</text:h>
      <text:list text:style-name="L20">
        <text:list-item>
          <text:p text:style-name="P26">Major food brands → to produce AEC-sealed ingredient kits</text:p>
        </text:list-item>
        <text:list-item>
          <text:p text:style-name="P26">Celebrity chefs → to provide verified recipes</text:p>
        </text:list-item>
        <text:list-item>
          <text:p text:style-name="P26">Kitchen appliance makers → to integrate standardized interfaces</text:p>
        </text:list-item>
        <text:list-item>
          <text:p text:style-name="P26">Smart home platforms → Alexa / Google Home / Samsung SmartThings</text:p>
        </text:list-item>
      </text:list>
      <text:h text:style-name="P1" text:outline-level="3">Influencers &amp; PR:</text:h>
      <text:list text:style-name="L21">
        <text:list-item>
          <text:p text:style-name="P27">Food YouTubers</text:p>
        </text:list-item>
        <text:list-item>
          <text:p text:style-name="P27">Restaurant reviewers</text:p>
        </text:list-item>
        <text:list-item>
          <text:p text:style-name="P27">Tech reviewers</text:p>
        </text:list-item>
        <text:list-item>
          <text:p text:style-name="P27">TikTok cooking influencers</text:p>
        </text:list-item>
      </text:list>
      <text:p text:style-name="P2">RoboChef is extremely “viral” visually.</text:p>
      <text:p text:style-name="P3"/>
      <text:h text:style-name="P4" text:outline-level="1"><text:span text:style-name="Strong_20_Emphasis">5.6 Risk Mitigation Strategy</text:span></text:h>
      <text:h text:style-name="P1" text:outline-level="3">Key Risks + Solutions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Risk</text:p>
            </table:table-cell>
            <table:table-cell table:style-name="Table2.A1" office:value-type="string">
              <text:p text:style-name="Table_20_Heading">Solution</text:p>
            </table:table-cell>
          </table:table-row>
        </table:table-header-rows>
        <table:table-row>
          <table:table-cell table:style-name="Table2.A1" office:value-type="string">
            <text:p text:style-name="Table_20_Contents">Technical complexity</text:p>
          </table:table-cell>
          <table:table-cell table:style-name="Table2.A1" office:value-type="string">
            <text:p text:style-name="Table_20_Contents">Modular design + humanoid-as-a-service</text:p>
          </table:table-cell>
        </table:table-row>
        <table:table-row>
          <table:table-cell table:style-name="Table2.A1" office:value-type="string">
            <text:p text:style-name="Table_20_Contents">Food safety concerns</text:p>
          </table:table-cell>
          <table:table-cell table:style-name="Table2.A1" office:value-type="string">
            <text:p text:style-name="Table_20_Contents">Full AEC verification + capsule tracking</text:p>
          </table:table-cell>
        </table:table-row>
        <table:table-row>
          <table:table-cell table:style-name="Table2.A1" office:value-type="string">
            <text:p text:style-name="Table_20_Contents">Competition from copycats</text:p>
          </table:table-cell>
          <table:table-cell table:style-name="Table2.A1" office:value-type="string">
            <text:p text:style-name="Table_20_Contents">Patent walls + encrypted AEC + trade secrets</text:p>
          </table:table-cell>
        </table:table-row>
        <table:table-row>
          <table:table-cell table:style-name="Table2.A1" office:value-type="string">
            <text:p text:style-name="Table_20_Contents">Manufacturing delays</text:p>
          </table:table-cell>
          <table:table-cell table:style-name="Table2.A1" office:value-type="string">
            <text:p text:style-name="Table_20_Contents">Multiple factories + China/Japan partnerships</text:p>
          </table:table-cell>
        </table:table-row>
        <table:table-row>
          <table:table-cell table:style-name="Table2.A1" office:value-type="string">
            <text:p text:style-name="Table_20_Contents">Regulatory compliance</text:p>
          </table:table-cell>
          <table:table-cell table:style-name="Table2.A1" office:value-type="string">
            <text:p text:style-name="Table_20_Contents">FDA food safety + “Kitchen Robotics Standard” certification</text:p>
          </table:table-cell>
        </table:table-row>
      </table:table>
      <text:p text:style-name="P3"/>
      <text:h text:style-name="P4" text:outline-level="1"><text:span text:style-name="Strong_20_Emphasis">5.7 KPI Metrics for GTM Success</text:span></text:h>
      <text:list text:style-name="L22">
        <text:list-item>
          <text:h text:style-name="P28" text:outline-level="1">of units sold per quarter</text:h>
        </text:list-item>
        <text:list-item>
          <text:p text:style-name="P29">CAC (Customer Acquisition Cost)</text:p>
        </text:list-item>
        <text:list-item>
          <text:p text:style-name="P29">AEC capsules sold per customer</text:p>
        </text:list-item>
        <text:list-item>
          <text:p text:style-name="P29">% of meals prepared by humanoid vs manual mode</text:p>
        </text:list-item>
        <text:list-item>
          <text:p text:style-name="P29">Retention rates</text:p>
        </text:list-item>
        <text:list-item>
          <text:p text:style-name="P29">Subscription revenue per household</text:p>
        </text:list-item>
        <text:list-item>
          <text:p text:style-name="P29">Daily active cooking sessions</text:p>
        </text:list-item>
        <text:list-item>
          <text:p text:style-name="P29">Number of third-party vendors onboarding to AEC system</text:p>
        </text:list-item>
      </text:list>
      <text:p text:style-name="P3"/>
      <text:h text:style-name="P4" text:outline-level="1"><text:span text:style-name="Strong_20_Emphasis">PART 5 COMPLETE</text:span></text:h>
      <text:p text:style-name="P2">When ready, I will deliver:</text:p>
      <text:h text:style-name="P1" text:outline-level="3"><text:soft-page-break/>✅ PART 6 — Financial Model &amp; Projections</text:h>
      <text:h text:style-name="P1" text:outline-level="3">then</text:h>
      <text:h text:style-name="P1" text:outline-level="3">✅ PART 7 — Operational Plan</text:h>
      <text:h text:style-name="P1" text:outline-level="3">and finally</text:h>
      <text:h text:style-name="P1" text:outline-level="3">✅ PART 8 — Risk Matrix &amp; Mitigation</text:h>
      <text:p text:style-name="P2">and Document #7 will be fully complete.</text:p>
      <text:p text:style-name="P3"/>
      <text:p text:style-name="P2">If you want, after Document #7 is finished, we move to: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20:18:56.799803700</meta:creation-date>
    <dc:date>2025-11-16T20:21:11.879012300</dc:date>
    <meta:editing-duration>PT2M15S</meta:editing-duration>
    <meta:editing-cycles>1</meta:editing-cycles>
    <meta:document-statistic meta:table-count="2" meta:image-count="0" meta:object-count="0" meta:page-count="5" meta:paragraph-count="166" meta:word-count="721" meta:character-count="4496" meta:non-whitespace-character-count="4020"/>
    <meta:generator>LibreOffice/25.8.2.2$Windows_X86_64 LibreOffice_project/d401f2107ccab8f924a8e2df40f573aab7605b6f</meta:generator>
  </office:meta>
</office:document-meta>
</file>